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dCacheResolver.NamedCache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amedCacheResolver.getCacheNames( CacheOperationInvocationContext &lt; ? &gt;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dCacheResolver.NamedCacheResolver( CacheManager cacheManager , String ... cache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amedCacheResolver.setCacheNames( Collection &lt; String &gt; cache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